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50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459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fill-color="#ffffff" draw:textarea-vertical-align="middle" fo:min-height="0.571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arta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955cm" svg:y="14.8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7" draw:text-style-name="P5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4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9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9" draw:text-style-name="P4" draw:layer="layout" svg:width="2.37cm" svg:height="0.79cm" svg:x="30.976cm" svg:y="19.197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2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2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2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2" draw:text-style-name="P4" draw:layer="layout" svg:width="0.855cm" svg:height="0.741cm" svg:x="29cm" svg:y="22.062cm">
          <draw:text-box>
            <text:p text:style-name="P3"><text:span text:style-name="T4">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2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2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2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1" draw:text-style-name="P1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3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0.8cm" svg:height="0.79cm" svg:x="49.4cm" svg:y="10.3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2" draw:text-style-name="P4" draw:layer="layout" svg:width="2.24cm" svg:height="0.741cm" svg:x="50.1cm" svg:y="9.959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2" draw:text-style-name="P4" draw:layer="layout" svg:width="2.17cm" svg:height="0.741cm" svg:x="49.13cm" svg:y="10.762cm">
          <draw:text-box>
            <text:p text:style-name="P3"><text:span text:style-name="T4">IdPedidoItem</text:span></text:p>
          </draw:text-box>
        </draw:frame>
        <draw:frame draw:style-name="gr12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2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9" draw:text-style-name="P4" draw:layer="layout" svg:width="2.66cm" svg:height="0.79cm" svg:x="39.44cm" svg:y="17.155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3cm" svg:y="17.51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3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3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4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9" draw:text-style-name="P4" draw:layer="layout" svg:width="2.03cm" svg:height="0.79cm" svg:x="28.4cm" svg:y="14.532cm">
          <draw:text-box>
            <text:p text:style-name="P3"><text:span text:style-name="T3">IdCliente</text:span></text:p>
          </draw:text-box>
        </draw:frame>
        <draw:g>
          <draw:g>
            <draw:polygon draw:style-name="gr1" draw:text-style-name="P1" draw:layer="layout" svg:width="2cm" svg:height="1cm" svg:x="47.31cm" svg:y="7.33cm" svg:viewBox="0 0 2001 1001" draw:points="1000,1001 2001,500 1000,0 0,500">
              <text:p/>
            </draw:polygon>
            <draw:polygon draw:style-name="gr4" draw:text-style-name="P2" draw:layer="layout" svg:width="2cm" svg:height="1cm" svg:x="47.31cm" svg:y="7.33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7.31cm" svg:y="7.33cm">
            <draw:text-box>
              <text:p text:style-name="P3"><text:span text:style-name="T2">Relaciona</text:span></text:p>
            </draw:text-box>
          </draw:frame>
        </draw:g>
        <draw:g>
          <draw:line draw:style-name="gr4" draw:text-style-name="P2" draw:layer="layout" svg:x1="49.31cm" svg:y1="7.83cm" svg:x2="49.321cm" svg:y2="9.171cm">
            <text:p/>
          </draw:line>
          <draw:frame draw:style-name="gr5" draw:text-style-name="P4" draw:layer="layout" svg:width="1.411cm" svg:height="0.63cm" svg:x="48.909cm" svg:y="8.183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7.311cm" svg:y1="7.83cm" svg:x2="47.302cm" svg:y2="9.186cm">
            <text:p/>
          </draw:line>
          <draw:frame draw:style-name="gr5" draw:text-style-name="P4" draw:layer="layout" svg:width="1.411cm" svg:height="0.63cm" svg:x="46.28cm" svg:y="8.23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21cm" svg:y="18.84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27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27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27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frame draw:style-name="gr9" draw:text-style-name="P4" draw:layer="layout" svg:width="2.918cm" svg:height="0.79cm" svg:x="21.4cm" svg:y="19.59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frame draw:style-name="gr9" draw:text-style-name="P4" draw:layer="layout" svg:width="2.861cm" svg:height="0.79cm" svg:x="21.2cm" svg:y="19.19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frame draw:style-name="gr9" draw:text-style-name="P4" draw:layer="layout" svg:width="1.415cm" svg:height="0.79cm" svg:x="22.085cm" svg:y="18.89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3.044cm" svg:y="16.53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1" draw:text-style-name="P1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625cm" svg:y="16.2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frame draw:style-name="gr9" draw:text-style-name="P4" draw:layer="layout" svg:width="1.42cm" svg:height="0.79cm" svg:x="22.18cm" svg:y="15.91cm">
          <draw:text-box>
            <text:p text:style-name="P3"><text:span text:style-name="T3">Nome</text:span></text:p>
          </draw:text-box>
        </draw:frame>
        <draw:line draw:style-name="gr4" draw:text-style-name="P2" draw:layer="layout" svg:x1="23.019cm" svg:y1="17.002cm" svg:x2="23.019cm" svg:y2="17.27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frame draw:style-name="gr9" draw:text-style-name="P4" draw:layer="layout" svg:width="1.605cm" svg:height="0.79cm" svg:x="21.795cm" svg:y="18.49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2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2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7" draw:text-style-name="P5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line draw:style-name="gr4" draw:text-style-name="P2" draw:layer="layout" svg:x1="23.019cm" svg:y1="17.002cm" svg:x2="23.019cm" svg:y2="17.27cm">
          <text:p/>
        </draw:lin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cm" svg:y="23.5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456cm" svg:y1="21.287cm" svg:x2="22.45cm" svg:y2="21.831cm">
          <text:p/>
        </draw:line>
        <draw:g>
          <draw:path draw:style-name="gr1" draw:text-style-name="P1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12cm" svg:height="1.297cm" svg:x="22.38cm" svg:y="20.5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081cm" svg:y1="20.994cm" svg:x2="22.075cm" svg:y2="21.831cm">
          <text:p/>
        </draw:line>
        <draw:frame draw:style-name="gr9" draw:text-style-name="P4" draw:layer="layout" svg:width="1.42cm" svg:height="0.79cm" svg:x="22cm" svg:y="20.458cm">
          <draw:text-box>
            <text:p text:style-name="P3"><text:span text:style-name="T3">Bairro</text:span></text:p>
          </draw:text-box>
        </draw:frame>
        <draw:line draw:style-name="gr4" draw:text-style-name="P2" draw:layer="layout" svg:x1="22.874cm" svg:y1="21.562cm" svg:x2="22.874cm" svg:y2="21.83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6cm" svg:y="23.9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0.8cm" svg:y="23.152cm">
          <draw:text-box>
            <text:p text:style-name="P3"><text:span text:style-name="T3">DataInclus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676cm" svg:y1="23.938cm" svg:x2="23.685cm" svg:y2="23.101cm">
          <text:p/>
        </draw:line>
        <draw:g>
          <draw:path draw:style-name="gr1" draw:text-style-name="P1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376cm" svg:y1="23.644cm" svg:x2="23.376cm" svg:y2="23.1cm">
          <text:p/>
        </draw:line>
        <draw:g>
          <draw:path draw:style-name="gr1" draw:text-style-name="P1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6cm" svg:y="23.9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2.918cm" svg:height="0.79cm" svg:x="34.6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9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g>
          <draw:path draw:style-name="gr1" draw:text-style-name="P1" draw:layer="layout" svg:width="0.15cm" svg:height="0.15cm" svg:x="37.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4.4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276cm" svg:y1="25.848cm" svg:x2="37.285cm" svg:y2="25.011cm">
          <text:p/>
        </draw:line>
        <draw:g>
          <draw:path draw:style-name="gr1" draw:text-style-name="P1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976cm" svg:y1="25.554cm" svg:x2="36.976cm" svg:y2="25.01cm">
          <text:p/>
        </draw:line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7.2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0.662cm" svg:height="0.79cm" svg:x="40.3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938cm" svg:y1="23.197cm" svg:x2="39.932cm" svg:y2="23.741cm">
          <text:p/>
        </draw:line>
        <draw:g>
          <draw:path draw:style-name="gr1" draw:text-style-name="P1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838cm" svg:height="0.79cm" svg:x="39.9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563cm" svg:y1="22.904cm" svg:x2="39.557cm" svg:y2="23.741cm">
          <text:p/>
        </draw:line>
        <draw:line draw:style-name="gr4" draw:text-style-name="P2" draw:layer="layout" svg:x1="40.356cm" svg:y1="23.472cm" svg:x2="40.356cm" svg:y2="23.74cm">
          <text:p/>
        </draw:line>
        <draw:g>
          <draw:path draw:style-name="gr1" draw:text-style-name="P1" draw:layer="layout" svg:width="0.15cm" svg:height="0.15cm" svg:x="41.0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443cm" svg:height="0.79cm" svg:x="38.457cm" svg:y="25.1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0.858cm" svg:y1="25.554cm" svg:x2="40.858cm" svg:y2="25.01cm">
          <text:p/>
        </draw:line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11052292384cm 22.54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9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  <draw:line draw:style-name="gr4" draw:text-style-name="P2" draw:layer="layout" svg:x1="21.8cm" svg:y1="16.1cm" svg:x2="21.8cm" svg:y2="17.3cm">
          <text:p/>
        </draw:line>
        <draw:g>
          <draw:path draw:style-name="gr1" draw:text-style-name="P1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591cm" svg:height="0.79cm" svg:x="21.809cm" svg:y="15.51cm">
          <draw:text-box>
            <text:p text:style-name="P3"><text:span text:style-name="T3">Administrador</text:span></text:p>
          </draw:text-box>
        </draw:frame>
        <draw:g>
          <draw:path draw:style-name="gr1" draw:text-style-name="P1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5.323cm" svg:y1="9cm" svg:x2="25.323cm" svg:y2="9.2cm">
          <text:p/>
        </draw:line>
        <draw:frame draw:style-name="gr9" draw:text-style-name="P4" draw:layer="layout" svg:width="1.395cm" svg:height="0.79cm" svg:x="25.4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1.828cm" svg:y1="20.6cm" svg:x2="21.821cm" svg:y2="21.829cm">
          <text:p/>
        </draw:line>
        <draw:frame draw:style-name="gr9" draw:text-style-name="P4" draw:layer="layout" svg:width="1.395cm" svg:height="0.79cm" svg:x="21.8cm" svg:y="20.01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5.428cm" svg:y1="22.2cm" svg:x2="35.428cm" svg:y2="23.74cm">
          <text:p/>
        </draw:line>
        <draw:frame draw:style-name="gr9" draw:text-style-name="P4" draw:layer="layout" svg:width="1.395cm" svg:height="0.79cm" svg:x="35.505cm" svg:y="21.7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3.328cm" svg:y1="20.1cm" svg:x2="43.328cm" svg:y2="20.3cm">
          <text:p/>
        </draw:line>
        <draw:frame draw:style-name="gr9" draw:text-style-name="P4" draw:layer="layout" svg:width="1.395cm" svg:height="0.79cm" svg:x="43.405cm" svg:y="19.5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8.2cm" svg:x2="40.1cm" svg:y2="9.2cm">
          <text:p/>
        </draw:line>
        <draw:frame draw:style-name="gr9" draw:text-style-name="P4" draw:layer="layout" svg:width="1.395cm" svg:height="0.79cm" svg:x="40.152cm" svg:y="7.6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3.175cm" svg:y1="14.6cm" svg:x2="33.175cm" svg:y2="14.8cm">
          <text:p/>
        </draw:line>
        <draw:frame draw:style-name="gr9" draw:text-style-name="P4" draw:layer="layout" svg:width="1.395cm" svg:height="0.79cm" svg:x="33.252cm" svg:y="1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13.6cm" svg:x2="40.1cm" svg:y2="14.8cm">
          <text:p/>
        </draw:line>
        <draw:frame draw:style-name="gr9" draw:text-style-name="P4" draw:layer="layout" svg:width="1.395cm" svg:height="0.79cm" svg:x="40.152cm" svg:y="1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1cm" svg:y1="11.25cm" svg:x2="40.331cm" svg:y2="10.411cm">
          <text:p/>
        </draw:line>
        <draw:g>
          <draw:path draw:style-name="gr1" draw:text-style-name="P1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9.475cm" svg:y1="9cm" svg:x2="49.475cm" svg:y2="9.2cm">
          <text:p/>
        </draw:line>
        <draw:frame draw:style-name="gr9" draw:text-style-name="P4" draw:layer="layout" svg:width="1.395cm" svg:height="0.79cm" svg:x="49.552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8.876cm" svg:y1="11.5cm" svg:x2="48.903cm" svg:y2="10.436cm">
          <text:p/>
        </draw:line>
        <draw:g>
          <draw:path draw:style-name="gr1" draw:text-style-name="P1" draw:layer="layout" svg:width="0.15cm" svg:height="0.15cm" draw:transform="rotate (1.57376338652329) translate (42.5852209929534cm 24.6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37cm" svg:y1="24.6cm" svg:x2="41.7cm" svg:y2="24.6cm">
          <text:p/>
        </draw:line>
        <draw:frame draw:style-name="gr9" draw:text-style-name="P4" draw:layer="layout" svg:width="2.1cm" svg:height="0.79cm" svg:x="42.537cm" svg:y="24.11cm">
          <draw:text-box>
            <text:p text:style-name="P3"><text:span text:style-name="T3">Mensagem</text:span></text:p>
          </draw:text-box>
        </draw:frame>
        <draw:frame draw:style-name="gr9" draw:text-style-name="P4" draw:layer="layout" svg:width="1cm" svg:height="0.79cm" svg:x="42.9cm" svg:y="19.1cm">
          <draw:text-box draw:corner-radius="0.5cm"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4.001cm" svg:y="23.94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14cm" svg:y1="24.3cm" svg:x2="24cm" svg:y2="23.095cm">
          <text:p/>
        </draw:line>
        <draw:g>
          <draw:path draw:style-name="gr1" draw:text-style-name="P1" draw:layer="layout" svg:width="0.15cm" svg:height="0.15cm" draw:transform="rotate (3.13775292923541) translate (24.1001390035109cm 24.451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1001390035109cm 24.451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1.6cm" svg:height="0.79cm" svg:x="22.4cm" svg:y="23.9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325cm" svg:y1="18.898cm" svg:x2="30.325cm" svg:y2="20.299cm">
          <text:p/>
        </draw:line>
        <draw:frame draw:style-name="gr9" draw:text-style-name="P4" draw:layer="layout" svg:width="1.57cm" svg:height="0.79cm" svg:x="28.688cm" svg:y="18.32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37.549cm" svg:y="26.1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7.549cm" svg:y="26.1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7.625cm" svg:y1="26.13cm" svg:x2="37.629cm" svg:y2="25cm">
          <text:p/>
        </draw:line>
        <draw:frame draw:style-name="gr9" draw:text-style-name="P4" draw:layer="layout" svg:width="2.018cm" svg:height="0.79cm" svg:x="35.8cm" svg:y="25.8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41.449cm" svg:y="26.1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1.449cm" svg:y="26.1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1.525cm" svg:y1="26.13cm" svg:x2="41.529cm" svg:y2="25cm">
          <text:p/>
        </draw:line>
        <draw:frame draw:style-name="gr9" draw:text-style-name="P4" draw:layer="layout" svg:width="2.018cm" svg:height="0.79cm" svg:x="39.7cm" svg:y="25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2.976cm" svg:y1="22.73cm" svg:x2="42.98cm" svg:y2="21.6cm">
          <text:p/>
        </draw:line>
        <draw:frame draw:style-name="gr9" draw:text-style-name="P4" draw:layer="layout" svg:width="1.8cm" svg:height="0.79cm" svg:x="42.9cm" svg:y="22.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025cm" svg:y1="19.756cm" svg:x2="43.019cm" svg:y2="20.3cm">
          <text:p/>
        </draw:lin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8.376cm" svg:y1="20.25cm" svg:x2="48.37cm" svg:y2="18.849cm">
          <text:p/>
        </draw:line>
        <draw:frame draw:style-name="gr9" draw:text-style-name="P4" draw:layer="layout" svg:width="1.9cm" svg:height="0.79cm" svg:x="46.6cm" svg:y="19.9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06cm" svg:x2="39.262cm" svg:y2="16.055cm">
          <text:p/>
        </draw:line>
        <draw:g>
          <draw:path draw:style-name="gr1" draw:text-style-name="P1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6cm" svg:y="13.365cm" svg:viewBox="0 0 606 11" draw:points="0,0 0,11 606,11">
          <text:p/>
        </draw:polyline>
        <draw:frame draw:style-name="gr13" draw:text-style-name="P4" draw:layer="layout" svg:width="2cm" svg:height="1.213cm" svg:x="50.2cm" svg:y="12.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5.023cm" svg:y1="8.75cm" svg:x2="25.023cm" svg:y2="9.199cm">
          <text:p/>
        </draw:line>
        <draw:frame draw:style-name="gr15" draw:text-style-name="P4" draw:layer="layout" svg:width="1.695cm" svg:height="0.853cm" svg:x="25cm" svg:y="8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23cm" svg:y1="8.751cm" svg:x2="31.123cm" svg:y2="9.2cm">
          <text:p/>
        </draw:line>
        <draw:frame draw:style-name="gr15" draw:text-style-name="P4" draw:layer="layout" svg:width="1.695cm" svg:height="0.853cm" svg:x="31.105cm" svg:y="8.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6cm" svg:y="8.60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6cm" svg:y="8.60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675cm" svg:y1="8.751cm" svg:x2="38.675cm" svg:y2="9.2cm">
          <text:p/>
        </draw:line>
        <draw:frame draw:style-name="gr15" draw:text-style-name="P4" draw:layer="layout" svg:width="1.695cm" svg:height="0.853cm" svg:x="37cm" svg:y="8.04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24cm" svg:y1="11.26cm" svg:x2="47.93cm" svg:y2="10.4cm">
          <text:p/>
        </draw:line>
        <draw:g>
          <draw:path draw:style-name="gr1" draw:text-style-name="P1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draw:transform="rotate (3.12850268419984) translate (47.066648733549cm 9.33802533249536cm)" svg:viewBox="0 0 606 11" draw:points="0,0 0,11 606,11">
          <text:p/>
        </draw:polyline>
        <draw:frame draw:style-name="gr9" draw:text-style-name="P4" draw:layer="layout" svg:width="1.695cm" svg:height="0.79cm" svg:x="45.005cm" svg:y="8.6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cm" svg:x2="38.575cm" svg:y2="14.799cm">
          <text:p/>
        </draw:line>
        <draw:frame draw:style-name="gr15" draw:text-style-name="P4" draw:layer="layout" svg:width="1.695cm" svg:height="0.853cm" svg:x="37cm" svg:y="13.54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776cm" svg:y1="17.23cm" svg:x2="31.78cm" svg:y2="16.1cm">
          <text:p/>
        </draw:line>
        <draw:frame draw:style-name="gr9" draw:text-style-name="P4" draw:layer="layout" svg:width="1.57cm" svg:height="0.79cm" svg:x="30.2cm" svg:y="16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5cm" svg:x2="38.575cm" svg:y2="14.804cm">
          <text:p/>
        </draw:line>
        <draw:g>
          <draw:path draw:style-name="gr1" draw:text-style-name="P1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1.25cm" svg:y1="17.524cm" svg:x2="21.699cm" svg:y2="17.52cm">
          <text:p/>
        </draw:line>
        <draw:frame draw:style-name="gr9" draw:text-style-name="P4" draw:layer="layout" svg:width="1.695cm" svg:height="0.79cm" svg:x="19.8cm" svg:y="16.81cm">
          <draw:text-box>
            <text:p text:style-name="P3"><text:span text:style-name="T3">Exclui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3T11:02:07.708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2.1$Windows_X86_64 LibreOffice_project/f7f06a8f319e4b62f9bc5095aa112a65d2f3ac89</meta:generator>
    <meta:editing-duration>PT1H18S</meta:editing-duration>
    <meta:editing-cycles>15</meta:editing-cycles>
    <meta:document-statistic meta:object-count="1084"/>
    <meta:user-defined meta:name="category"/>
    <meta:user-defined meta:name="company"/>
  </office:meta>
</office:document-meta>
</file>